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498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498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8b4b"/>
    </style:style>
    <style:style style:name="P2" style:family="paragraph" style:parent-style-name="Standard">
      <style:text-properties officeooo:rsid="00158b4b" officeooo:paragraph-rsid="00158b4b"/>
    </style:style>
    <style:style style:name="P3" style:family="paragraph" style:parent-style-name="Standard">
      <style:text-properties officeooo:rsid="00158b4b" officeooo:paragraph-rsid="001782d4"/>
    </style:style>
    <style:style style:name="P4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5" style:family="paragraph" style:parent-style-name="Standard">
      <style:text-properties fo:font-weight="bold" officeooo:rsid="00158b4b" officeooo:paragraph-rsid="001bef31" style:font-weight-asian="bold" style:font-weight-complex="bold"/>
    </style:style>
    <style:style style:name="P6" style:family="paragraph" style:parent-style-name="Standard">
      <style:text-properties fo:font-weight="bold" officeooo:rsid="00158b4b" officeooo:paragraph-rsid="00264f00" style:font-weight-asian="bold" style:font-weight-complex="bold"/>
    </style:style>
    <style:style style:name="P7" style:family="paragraph" style:parent-style-name="Standard">
      <style:text-properties fo:font-weight="bold" officeooo:rsid="00158b4b" officeooo:paragraph-rsid="0028c639" style:font-weight-asian="bold" style:font-weight-complex="bold"/>
    </style:style>
    <style:style style:name="P8" style:family="paragraph" style:parent-style-name="Standard">
      <style:text-properties fo:font-weight="normal" officeooo:rsid="00158b4b" officeooo:paragraph-rsid="00158b4b" style:font-weight-asian="normal" style:font-weight-complex="normal"/>
    </style:style>
    <style:style style:name="P9" style:family="paragraph" style:parent-style-name="Standard">
      <style:text-properties fo:font-weight="normal" officeooo:rsid="00158b4b" officeooo:paragraph-rsid="00264f00" style:font-weight-asian="normal" style:font-weight-complex="normal"/>
    </style:style>
    <style:style style:name="P10" style:family="paragraph" style:parent-style-name="Standard">
      <style:text-properties fo:font-weight="normal" officeooo:rsid="00158b4b" officeooo:paragraph-rsid="0028c639" style:font-weight-asian="normal" style:font-weight-complex="normal"/>
    </style:style>
    <style:style style:name="P11" style:family="paragraph" style:parent-style-name="Standard">
      <style:text-properties fo:font-style="italic" fo:font-weight="bold" officeooo:rsid="00158b4b" officeooo:paragraph-rsid="00264f0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58b4b" officeooo:paragraph-rsid="0028c639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1d7d70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264f00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28c639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2b8ea9"/>
    </style:style>
    <style:style style:name="P17" style:family="paragraph" style:parent-style-name="Table_20_Contents">
      <style:text-properties officeooo:rsid="001bef31" officeooo:paragraph-rsid="001d7d70"/>
    </style:style>
    <style:style style:name="P18" style:family="paragraph" style:parent-style-name="Table_20_Contents">
      <style:text-properties officeooo:rsid="001bef31" officeooo:paragraph-rsid="00264f00"/>
    </style:style>
    <style:style style:name="P19" style:family="paragraph" style:parent-style-name="Table_20_Contents">
      <style:text-properties officeooo:rsid="001782d4" officeooo:paragraph-rsid="001782d4"/>
    </style:style>
    <style:style style:name="P20" style:family="paragraph" style:parent-style-name="Table_20_Contents">
      <style:text-properties officeooo:rsid="001782d4" officeooo:paragraph-rsid="00264f00"/>
    </style:style>
    <style:style style:name="P21" style:family="paragraph" style:parent-style-name="Table_20_Contents">
      <style:text-properties officeooo:paragraph-rsid="001d7d70"/>
    </style:style>
    <style:style style:name="P22" style:family="paragraph" style:parent-style-name="Table_20_Contents">
      <style:text-properties officeooo:paragraph-rsid="00264f00"/>
    </style:style>
    <style:style style:name="P23" style:family="paragraph" style:parent-style-name="Table_20_Contents">
      <style:text-properties officeooo:paragraph-rsid="0028c639"/>
    </style:style>
    <style:style style:name="P24" style:family="paragraph" style:parent-style-name="Text_20_body">
      <style:text-properties fo:language="it" fo:country="IT" officeooo:paragraph-rsid="002a35aa"/>
    </style:style>
    <style:style style:name="P25" style:family="paragraph" style:parent-style-name="Text_20_body">
      <style:text-properties officeooo:paragraph-rsid="002a35aa"/>
    </style:style>
    <style:style style:name="P26" style:family="paragraph" style:parent-style-name="Standard">
      <style:paragraph-properties fo:break-before="page"/>
      <style:text-properties fo:font-weight="bold" officeooo:rsid="00158b4b" officeooo:paragraph-rsid="0028c639" style:font-weight-asian="bold" style:font-weight-complex="bold"/>
    </style:style>
    <style:style style:name="P27" style:family="paragraph" style:parent-style-name="Text_20_body" style:list-style-name="L1">
      <style:text-properties fo:language="it" fo:country="IT" officeooo:paragraph-rsid="001d7d70"/>
    </style:style>
    <style:style style:name="P28" style:family="paragraph" style:parent-style-name="Text_20_body" style:list-style-name="L1">
      <style:text-properties fo:language="it" fo:country="IT" officeooo:paragraph-rsid="001e1a18"/>
    </style:style>
    <style:style style:name="P29" style:family="paragraph" style:parent-style-name="Text_20_body" style:list-style-name="L1">
      <style:text-properties fo:language="it" fo:country="IT" officeooo:paragraph-rsid="00264f00"/>
    </style:style>
    <style:style style:name="P30" style:family="paragraph" style:parent-style-name="Text_20_body" style:list-style-name="L1">
      <style:text-properties fo:language="it" fo:country="IT" officeooo:paragraph-rsid="0027e8c3"/>
    </style:style>
    <style:style style:name="P31" style:family="paragraph" style:parent-style-name="Text_20_body">
      <style:text-properties fo:language="it" fo:country="IT" officeooo:paragraph-rsid="002b8ea9"/>
    </style:style>
    <style:style style:name="P32" style:family="paragraph" style:parent-style-name="Text_20_body">
      <style:text-properties fo:language="it" fo:country="IT" officeooo:paragraph-rsid="002fe102"/>
    </style:style>
    <style:style style:name="P33" style:family="paragraph" style:parent-style-name="Table_20_Contents">
      <style:text-properties officeooo:rsid="0028c639" officeooo:paragraph-rsid="0028c639"/>
    </style:style>
    <style:style style:name="T1" style:family="text">
      <style:text-properties officeooo:rsid="00158b4b"/>
    </style:style>
    <style:style style:name="T2" style:family="text">
      <style:text-properties fo:font-weight="bold" officeooo:rsid="001d7d70" style:font-weight-asian="bold" style:font-weight-complex="bold"/>
    </style:style>
    <style:style style:name="T3" style:family="text">
      <style:text-properties fo:font-weight="bold" officeooo:rsid="001e1a18" style:font-weight-asian="bold" style:font-weight-complex="bold"/>
    </style:style>
    <style:style style:name="T4" style:family="text">
      <style:text-properties fo:font-weight="bold" officeooo:rsid="001fd9c8" style:font-weight-asian="bold" style:font-weight-complex="bold"/>
    </style:style>
    <style:style style:name="T5" style:family="text">
      <style:text-properties fo:font-style="italic" fo:font-weight="bold" officeooo:rsid="00158b4b" style:font-style-asian="italic" style:font-weight-asian="bold" style:font-style-complex="italic" style:font-weight-complex="bold"/>
    </style:style>
    <style:style style:name="T6" style:family="text">
      <style:text-properties officeooo:rsid="001d7d70"/>
    </style:style>
    <style:style style:name="T7" style:family="text">
      <style:text-properties officeooo:rsid="001e1a18"/>
    </style:style>
    <style:style style:name="T8" style:family="text">
      <style:text-properties officeooo:rsid="001fd9c8"/>
    </style:style>
    <style:style style:name="T9" style:family="text">
      <style:text-properties officeooo:rsid="00252ff2"/>
    </style:style>
    <style:style style:name="T10" style:family="text">
      <style:text-properties officeooo:rsid="00264f00"/>
    </style:style>
    <style:style style:name="T11" style:family="text">
      <style:text-properties fo:font-style="normal" fo:font-weight="normal" officeooo:rsid="001d7d7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64f0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d9c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e8c3" style:font-style-asian="normal" style:font-weight-asian="normal" style:font-style-complex="normal" style:font-weight-complex="normal"/>
    </style:style>
    <style:style style:name="T15" style:family="text">
      <style:text-properties officeooo:rsid="0027e8c3"/>
    </style:style>
    <style:style style:name="T16" style:family="text">
      <style:text-properties officeooo:rsid="0028c639"/>
    </style:style>
    <style:style style:name="T17" style:family="text">
      <style:text-properties officeooo:rsid="0008e954"/>
    </style:style>
    <style:style style:name="T18" style:family="text">
      <style:text-properties officeooo:rsid="002a35aa"/>
    </style:style>
    <style:style style:name="T19" style:family="text">
      <style:text-properties officeooo:rsid="002b8ea9"/>
    </style:style>
    <style:style style:name="T20" style:family="text">
      <style:text-properties officeooo:rsid="002d3450"/>
    </style:style>
    <style:style style:name="T21" style:family="text">
      <style:text-properties officeooo:rsid="002e274d"/>
    </style:style>
    <style:style style:name="T22" style:family="text">
      <style:text-properties officeooo:rsid="002fe1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Report dei task</text:span><text:span text:style-name="T1"> </text:span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del task</text:p>
          </table:table-cell>
          <table:table-cell table:style-name="Tabella1.B1" office:value-type="string">
            <text:p text:style-name="P13">Hardware/software/user requirement allocation analysis</text:p>
          </table:table-cell>
        </table:table-row>
        <table:table-row>
          <table:table-cell table:style-name="Tabella1.A2" office:value-type="string">
            <text:p text:style-name="P4">Descrizione del task</text:p>
          </table:table-cell>
          <table:table-cell table:style-name="Tabella1.B2" office:value-type="string">
            <text:p text:style-name="P21"><text:span text:style-name="T6">Verifica di architettura e design in produzione secondo i requisiti hardware/software dei requisiti non funzionali individuati </text:span><text:span text:style-name="T7">e Design Goal</text:span></text:p>
          </table:table-cell>
        </table:table-row>
        <table:table-row>
          <table:table-cell table:style-name="Tabella1.A2" office:value-type="string">
            <text:p text:style-name="P4">Artefatti coinvolti</text:p>
          </table:table-cell>
          <table:table-cell table:style-name="Tabella1.B2" office:value-type="string">
            <text:p text:style-name="P17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1.A2" office:value-type="string">
            <text:p text:style-name="P4">Risultato della validazione: </text:p>
          </table:table-cell>
          <table:table-cell table:style-name="Tabella1.B2" office:value-type="string">
            <text:p text:style-name="P8">PASS </text:p>
          </table:table-cell>
        </table:table-row>
        <table:table-row>
          <table:table-cell table:style-name="Tabella1.A2" office:value-type="string">
            <text:p text:style-name="P4">Motivi del risultato</text:p>
          </table:table-cell>
          <table:table-cell table:style-name="Tabella1.B2" office:value-type="string">
            <text:p text:style-name="P19"><text:span text:style-name="T6">l Design Goals</text:span> non infran<text:span text:style-name="T6">g</text:span><text:span text:style-name="T9">ono</text:span> nessun requisit<text:span text:style-name="T9">o</text:span> <text:span text:style-name="T8">non</text:span> funzionale individuato e fanno si che si verifichino <text:span text:style-name="T6">i </text:span>seguenti requisiti:</text:p>
            <text:list xml:id="list37264964" text:style-name="L1">
              <text:list-item>
                <text:p text:style-name="P27"><text:span text:style-name="T2">Sicurezza e tutela della privacy</text:span><text:span text:style-name="T6">: garantita dall’utilizzo del login iniziale in quanto va ad autenticare l’utente al quale sarà visualizzata solo la parte del software che gli appartiene.</text:span></text:p>
              </text:list-item>
              <text:list-item>
                <text:p text:style-name="P27"><text:span text:style-name="T2">Usabilità</text:span><text:span text:style-name="T6">: L’interfaccia è composta da schede, pulsanti e varie etichette, associate all’oggetto, che fanno intendere la loro utilità.</text:span></text:p>
              </text:list-item>
              <text:list-item>
                <text:p text:style-name="P27"><text:span text:style-name="T2">Tempo di risposta:</text:span><text:span text:style-name="T6"> le operazioni delle funzionalità implementate richiederanno un brevissimo tempo di risposta</text:span></text:p>
              </text:list-item>
              <text:list-item>
                <text:p text:style-name="P28"><text:span text:style-name="T3">Tolleranza </text:span><text:span text:style-name="T4">e Affidabilità</text:span><text:span text:style-name="T7">: la politica di permessi di accessi, permette di non appesantire eccessivamente il software, limitando crash dovuti al sistema. </text:span><text:span text:style-name="T8">In caso di eventi inattesi il sistema notificherà con un messaggio a schermo l'eventuale problema riscontrato.</text:span></text:p>
              </text:list-item>
              <text:list-item>
                <text:p text:style-name="P28"><text:span text:style-name="T3">Adattabilità e portabilità</text:span><text:span text:style-name="T7">:Il codice implementato garantirà al software di adattarsi nel migliore dei modi agli strumenti di interfaccia utente indipendentemente dal browser o sistema utilizzato.</text:span></text:p>
              </text:list-item>
            </text:list>
          </table:table-cell>
        </table:table-row>
      </table:table>
      <text:p text:style-name="P2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Nome del task</text:p>
          </table:table-cell>
          <table:table-cell table:style-name="Tabella2.B1" office:value-type="string">
            <text:p text:style-name="P14"><text:span text:style-name="T10">Security</text:span> analysis</text:p>
          </table:table-cell>
        </table:table-row>
        <table:table-row>
          <table:table-cell table:style-name="Tabella2.A2" office:value-type="string">
            <text:p text:style-name="P6">Descrizione del task</text:p>
          </table:table-cell>
          <table:table-cell table:style-name="Tabella2.B2" office:value-type="string">
            <text:p text:style-name="P22"><text:span text:style-name="T6">Verifica d</text:span><text:span text:style-name="T10">ei requisiti di sistema secondo le specifiche non funzionali individuate nella fase di progettazione</text:span></text:p>
          </table:table-cell>
        </table:table-row>
        <table:table-row>
          <table:table-cell table:style-name="Tabella2.A2" office:value-type="string">
            <text:p text:style-name="P6">Artefatti coinvolti</text:p>
          </table:table-cell>
          <table:table-cell table:style-name="Tabella2.B2" office:value-type="string">
            <text:p text:style-name="P18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2.A2" office:value-type="string">
            <text:p text:style-name="P6">Risultato della validazione: </text:p>
          </table:table-cell>
          <table:table-cell table:style-name="Tabella2.B2" office:value-type="string">
            <text:p text:style-name="P9">PASS </text:p>
          </table:table-cell>
        </table:table-row>
        <table:table-row>
          <table:table-cell table:style-name="Tabella2.A2" office:value-type="string">
            <text:p text:style-name="P6">Motivi del risultato</text:p>
          </table:table-cell>
          <table:table-cell table:style-name="Tabella2.B2" office:value-type="string">
            <text:p text:style-name="P20"><text:span text:style-name="T6">l Design Goals</text:span> <text:span text:style-name="T10">rispettano i</text:span> requisit<text:span text:style-name="T10">i</text:span> <text:span text:style-name="T8">non</text:span> funzional<text:span text:style-name="T10">i</text:span> individuat<text:span text:style-name="T10">i</text:span> e fanno si che si verifichino <text:span text:style-name="T6">i </text:span>seguenti requisiti:</text:p>
            <text:list xml:id="list37320054" text:continue-numbering="true" text:style-name="L1">
              <text:list-item>
                <text:p text:style-name="P29"><text:span text:style-name="T2">Sicurezza e tutela della privacy</text:span><text:span text:style-name="T6">: </text:span><text:span text:style-name="T10">i</text:span><text:span text:style-name="T11"> dati memorizzati </text:span><text:span text:style-name="T12">sono</text:span><text:span text:style-name="T11"> adeguatamente protetti da tutti i rischi collegati alla detenzione e all'eventuale perdita .</text:span></text:p>
              </text:list-item>
              <text:list-item>
                <text:p text:style-name="P29"><text:span text:style-name="T2">Usabilità</text:span><text:span text:style-name="T6">: <text:s/>interfacce semplici e intuitive. L'utente </text:span><text:span text:style-name="T10">può fin da subito</text:span><text:span text:style-name="T6"> riconoscere intuitivamente quali comandi eseguire per completare le azioni desidera</text:span><text:span text:style-name="T10">te</text:span></text:p>
              </text:list-item>
              <text:list-item>
                <text:p text:style-name="P29"><text:span text:style-name="T2">Tempo di risposta:</text:span><text:span text:style-name="T6"> </text:span><text:span text:style-name="T11">Il sistema risponde in maniera rapida, evitando errate percezioni di "blocco", pericolose in sedi <text:s/></text:span><text:span text:style-name="T12">di amministrazione</text:span><text:span text:style-name="T11"> e di pagamento.</text:span></text:p>
              </text:list-item>
              <text:list-item>
                <text:p text:style-name="P30"><text:span text:style-name="T3">Tolleranza </text:span><text:span text:style-name="T4">e Affidabilità</text:span><text:span text:style-name="T7">: </text:span><text:span text:style-name="T8">Il sistem</text:span><text:span text:style-name="T15">a </text:span><text:span text:style-name="T8">gesti</text:span><text:span text:style-name="T15">sce</text:span><text:span text:style-name="T8"> input irregolari e incorretti </text:span><text:span text:style-name="T15">segnalandoli preventivamente</text:span><text:span text:style-name="T8">. </text:span><text:span text:style-name="T13">Il sistema consent</text:span><text:span text:style-name="T14">e</text:span><text:span text:style-name="T13"> a chi ne fa uso di rispettare le scadenze </text:span><text:span text:style-name="T14">riportate del bando di ammissione.</text:span></text:p>
              </text:list-item>
              <text:list-item>
                <text:p text:style-name="P29"><text:span text:style-name="T3">Adattabilità e portabilità</text:span><text:span text:style-name="T7">:Il codice implementato garantirà al software di adattarsi nel migliore dei modi agli strumenti di interfaccia utente indipendentemente dal browser o sistema utilizzato.</text:span></text:p>
              </text:list-item>
            </text:list>
          </table:table-cell>
        </table:table-row>
      </table:table>
      <text:p text:style-name="P11"/>
      <text:p text:style-name="P5"><text:s/></text:p>
      <text:p text:style-name="P2"/>
      <text:p text:style-name="P2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">Nome del task</text:p>
          </table:table-cell>
          <table:table-cell table:style-name="Tabella3.B1" office:value-type="string">
            <text:p text:style-name="P15"><text:span text:style-name="T16">Interface</text:span> analysis</text:p>
          </table:table-cell>
        </table:table-row>
        <table:table-row>
          <table:table-cell table:style-name="Tabella3.A2" office:value-type="string">
            <text:p text:style-name="P7">Descrizione del task</text:p>
          </table:table-cell>
          <table:table-cell table:style-name="Tabella3.B2" office:value-type="string">
            <text:p text:style-name="P23"><text:span text:style-name="T6">Verifica </text:span><text:span text:style-name="T16">e validazione di interfacce dei sottosistemi tramite confronto <text:s/>hardware-utente e altri sistemi</text:span></text:p>
          </table:table-cell>
        </table:table-row>
        <table:table-row>
          <table:table-cell table:style-name="Tabella3.A2" office:value-type="string">
            <text:p text:style-name="P7">Artefatti coinvolti</text:p>
          </table:table-cell>
          <table:table-cell table:style-name="Tabella3.B2" office:value-type="string">
            <text:p text:style-name="P33">Diagramma dei componenti, Diagramma di development,<text:span text:style-name="T22">SottosistemaFeedBack,SottosistemaManagement v.2, DecomposizioneSistema</text:span></text:p>
          </table:table-cell>
        </table:table-row>
        <table:table-row>
          <table:table-cell table:style-name="Tabella3.A2" office:value-type="string">
            <text:p text:style-name="P7">Risultato della validazione: </text:p>
          </table:table-cell>
          <table:table-cell table:style-name="Tabella3.B2" office:value-type="string">
            <text:p text:style-name="P10">PASS </text:p>
          </table:table-cell>
        </table:table-row>
        <table:table-row>
          <table:table-cell table:style-name="Tabella3.A2" office:value-type="string">
            <text:p text:style-name="P7">Motivi del risultato</text:p>
          </table:table-cell>
          <table:table-cell table:style-name="Tabella3.B2" office:value-type="string">
            <text:p text:style-name="P16">I <text:span text:style-name="T18">Diagrammi</text:span> <text:span text:style-name="T22">e</text:span> sottocomponenti <text:span text:style-name="T19">superano la verifica e la validazione in quanto:</text:span></text:p>
            <text:p text:style-name="P16"><text:span text:style-name="T21">-</text:span><text:span text:style-name="T18">presentano</text:span><text:span text:style-name="T17"> script e fogli di stile</text:span> che gestiscono le interfacce grafiche per le funzionalità corrispondenti.</text:p>
            <text:p text:style-name="P25"><text:span text:style-name="T21">-</text:span><text:span text:style-name="T18">C</text:span>onten<text:span text:style-name="T18">gono</text:span> classi <text:span text:style-name="T17">e vari moduli</text:span> che controllano le funzionalità del sistema. </text:p>
            <text:p text:style-name="P24"><text:span text:style-name="T21">-</text:span><text:span text:style-name="T18">Present</text:span><text:span text:style-name="T19">ano</text:span><text:span text:style-name="T7"> eccezioni che possono essere lanciate dal sistema.</text:span></text:p>
            <text:p text:style-name="P24"><text:span text:style-name="T21">-</text:span><text:span text:style-name="T7">Storage </text:span><text:span text:style-name="T18">completo di </text:span><text:span text:style-name="T7">classi </text:span><text:span text:style-name="T17">e <text:s/>moduli </text:span><text:span text:style-name="T7">che controllano la comunicazione con il DBMS. </text:span></text:p>
            <text:p text:style-name="P31"><text:span text:style-name="T21">-</text:span><text:span text:style-name="T19">Rispetto del comune uso di comunicazione Client/Server: il Client corrisponde al browser ed il server al sito web, </text:span><text:span text:style-name="T20">in regola con gli Standard HTTP e DBMS</text:span></text:p>
            <text:p text:style-name="P32"><text:span text:style-name="T22">-Complessità adeguata per la fase di analisi attuale</text:span></text:p>
          </table:table-cell>
        </table:table-row>
      </table:table>
      <text:p text:style-name="P12"/>
      <text:p text:style-name="P2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7M45S</meta:editing-duration>
    <meta:editing-cycles>18</meta:editing-cycles>
    <meta:generator>LibreOffice/3.6$Windows_x86 LibreOffice_project/da8c1e6-fd468f4-454e206-f42a4a9-143cfd</meta:generator>
    <dc:date>2012-11-07T17:17:01.53</dc:date>
    <meta:document-statistic meta:table-count="3" meta:image-count="0" meta:object-count="0" meta:page-count="3" meta:paragraph-count="49" meta:word-count="495" meta:character-count="3605" meta:non-whitespace-character-count="3152"/>
    <meta:user-defined meta:name="Info 1"/>
    <meta:user-defined meta:name="Info 2"/>
    <meta:user-defined meta:name="Info 3"/>
    <meta:user-defined meta:name="Info 4"/>
  </office:meta>
</office:document-meta>
</file>